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22d7" officeooo:paragraph-rsid="000522d7"/>
    </style:style>
    <style:style style:name="P2" style:family="paragraph" style:parent-style-name="Standard">
      <style:text-properties officeooo:rsid="0006d7f5" officeooo:paragraph-rsid="0006d7f5"/>
    </style:style>
    <style:style style:name="P3" style:family="paragraph" style:parent-style-name="Standard" style:list-style-name="L1">
      <style:text-properties officeooo:rsid="0006d7f5" officeooo:paragraph-rsid="0006d7f5"/>
    </style:style>
    <style:style style:name="P4" style:family="paragraph" style:parent-style-name="Standard" style:list-style-name="L1">
      <style:text-properties officeooo:rsid="000cc5f2" officeooo:paragraph-rsid="000cc5f2"/>
    </style:style>
    <style:style style:name="P5" style:family="paragraph" style:parent-style-name="Standard" style:list-style-name="L1">
      <style:text-properties officeooo:rsid="000f51cc" officeooo:paragraph-rsid="000f51cc"/>
    </style:style>
    <style:style style:name="P6" style:family="paragraph" style:parent-style-name="Standard" style:list-style-name="L1">
      <style:text-properties officeooo:rsid="00121f35" officeooo:paragraph-rsid="00121f35"/>
    </style:style>
    <style:style style:name="P7" style:family="paragraph" style:parent-style-name="Standard" style:list-style-name="L1">
      <style:text-properties officeooo:rsid="0012b471" officeooo:paragraph-rsid="0012b471"/>
    </style:style>
    <style:style style:name="T1" style:family="text">
      <style:text-properties officeooo:rsid="0010efca"/>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3-2 – Week 1 Overview</text:p>
      <text:list xml:id="list8044067435198570657" text:style-name="L1">
        <text:list-item>
          <text:p text:style-name="P3">What are the safety and liveness conditions for Leader Election?</text:p>
          <text:list>
            <text:list-item>
              <text:p text:style-name="P4">Safety – nothing bad happens and liveness – something eventually comes out of it </text:p>
            </text:list-item>
            <text:list-item>
              <text:p text:style-name="P4">Leader always work and they are always selected within a reasonable amount of time therefore there should be no defects around them. </text:p>
            </text:list-item>
          </text:list>
        </text:list-item>
        <text:list-item>
          <text:p text:style-name="P3">why is Leader Election hard?</text:p>
          <text:list>
            <text:list-item>
              <text:p text:style-name="P4">It is the process of designating a single process as the leader since all nodes on the network are at first unaware of the leader and votes for it.</text:p>
            </text:list-item>
            <text:list-item>
              <text:p text:style-name="P4">It is hard because they need to find a way to break the symmetry and if it keeps on failing then it has to keep on running the cycle multiple times. Basically there is a lot of things that could go wrong to select a leader and there has to be a better method of doing so. </text:p>
            </text:list-item>
          </text:list>
        </text:list-item>
        <text:list-item>
          <text:p text:style-name="P3">How long does the Ring Election algorithm take to complete? </text:p>
          <text:list>
            <text:list-item>
              <text:p text:style-name="P4">O(3N-1) for worst case because what if the “leader” is behind the initiator. There goes 1 cycle so N, and then once it hits the “leader” another cycle would go through. (2N). Then N elected messages are sent to everyone else who the leader is </text:p>
            </text:list-item>
            <text:list-item>
              <text:p text:style-name="P4">The best case is when the successor is the leader which would take O(2N). <text:s/></text:p>
            </text:list-item>
          </text:list>
        </text:list-item>
        <text:list-item>
          <text:p text:style-name="P3">How long does the Bully Election algorithm take to complete? </text:p>
          <text:list>
            <text:list-item>
              <text:p text:style-name="P4">Worst case – O(n^2) – searches through all the highest process IDs and eventually the lowest one is the leader. </text:p>
            </text:list-item>
            <text:list-item>
              <text:p text:style-name="P4">Best case – O(n – 2) – to the highest process id and get a suppression msg. </text:p>
            </text:list-item>
          </text:list>
        </text:list-item>
        <text:list-item>
          <text:p text:style-name="P3">How does Google Chubby use quorums for election? </text:p>
          <text:list>
            <text:list-item>
              <text:p text:style-name="P5">It basically votes for the leader and the one with the majority becomes the leader</text:p>
            </text:list-item>
          </text:list>
        </text:list-item>
        <text:list-item>
          <text:p text:style-name="P3">What are the safety and liveness conditions for Mutual Exclusion? </text:p>
          <text:list>
            <text:list-item>
              <text:p text:style-name="P5">Safety – no deadlock hopefully <text:span text:style-name="T1">and that exclusion works</text:span></text:p>
            </text:list-item>
            <text:list-item>
              <text:p text:style-name="P5">Liveness – keeps on going without any deadlock or starvation </text:p>
            </text:list-item>
          </text:list>
        </text:list-item>
        <text:list-item>
          <text:p text:style-name="P3">How do semaphores work? </text:p>
          <text:list>
            <text:list-item>
              <text:p text:style-name="P5">There are signals 0 and 1 or P and S. </text:p>
            </text:list-item>
            <text:list-item>
              <text:p text:style-name="P5">0 – locked out </text:p>
            </text:list-item>
            <text:list-item>
              <text:p text:style-name="P5">1 – unlock and ready to go</text:p>
            </text:list-item>
          </text:list>
        </text:list-item>
        <text:list-item>
          <text:p text:style-name="P3">How long does the Ring Mutual Exclusion algorithm take to complete? </text:p>
          <text:list>
            <text:list-item>
              <text:p text:style-name="P6"><text:s/>Give or take about N-1.</text:p>
            </text:list-item>
          </text:list>
        </text:list-item>
        <text:list-item>
          <text:p text:style-name="P3">How long does the Ricart-Agrawala’s algorithm take to complete? </text:p>
          <text:list>
            <text:list-item>
              <text:p text:style-name="P6">Basically, everyone has to respond back so it would be around O(2(N-1))</text:p>
            </text:list-item>
          </text:list>
        </text:list-item>
        <text:list-item>
          <text:p text:style-name="P3">Why is Maekawa’s algorithm “optimal”? </text:p>
          <text:list>
            <text:list-item>
              <text:p text:style-name="P6">It should be significantly shorter than the prior one since only a few processes have to respond back to it. </text:p>
            </text:list-item>
          </text:list>
        </text:list-item>
        <text:list-item>
          <text:p text:style-name="P3">How does Google Chubby use quorums for mutual exclusions? </text:p>
          <text:list>
            <text:list-item>
              <text:p text:style-name="P7">It is the same way as quorum in the sense the selected processes whom want in on the mutual exclusion would ask the others if they are going and change their status. Then, depending on their timestamp, the one with the earliest one would go otherwise the earliest process id would go next. </text:p>
            </text:list-item>
          </text:list>
        </text:list-item>
      </text:list>
      <text:p text:style-name="P2"/>
      <text:p text:style-name="P2">More Resources – aws.amazon.com/training/intro_series/ for aws training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55:09.500397318</meta:creation-date>
    <dc:date>2018-09-09T17:31:14.857083736</dc:date>
    <meta:editing-duration>PT23M40S</meta:editing-duration>
    <meta:editing-cycles>7</meta:editing-cycles>
    <meta:generator>LibreOffice/5.1.6.2$Linux_X86_64 LibreOffice_project/10m0$Build-2</meta:generator>
    <meta:document-statistic meta:table-count="0" meta:image-count="0" meta:object-count="0" meta:page-count="1" meta:paragraph-count="31" meta:word-count="482" meta:character-count="2644" meta:non-whitespace-character-count="2185"/>
  </office:meta>
</office:document-meta>
</file>